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adornments="Bold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INI_5f_IO" style:display-name="MINI_IO" style:family="table">
      <style:table-properties style:width="6.925in" table:align="margins" fo:keep-with-next="always"/>
    </style:style>
    <style:style style:name="MINI_5f_IO.A" style:display-name="MINI_IO.A" style:family="table-column">
      <style:table-column-properties style:column-width="1.275in" style:rel-column-width="12066*"/>
    </style:style>
    <style:style style:name="MINI_5f_IO.B" style:display-name="MINI_IO.B" style:family="table-column">
      <style:table-column-properties style:column-width="0.575in" style:rel-column-width="5441*"/>
    </style:style>
    <style:style style:name="MINI_5f_IO.C" style:display-name="MINI_IO.C" style:family="table-column">
      <style:table-column-properties style:column-width="0.7167in" style:rel-column-width="6782*"/>
    </style:style>
    <style:style style:name="MINI_5f_IO.D" style:display-name="MINI_IO.D" style:family="table-column">
      <style:table-column-properties style:column-width="0.9583in" style:rel-column-width="9069*"/>
    </style:style>
    <style:style style:name="MINI_5f_IO.E" style:display-name="MINI_IO.E" style:family="table-column">
      <style:table-column-properties style:column-width="1.8333in" style:rel-column-width="17349*"/>
    </style:style>
    <style:style style:name="MINI_5f_IO.F" style:display-name="MINI_IO.F" style:family="table-column">
      <style:table-column-properties style:column-width="1.5667in" style:rel-column-width="14828*"/>
    </style:style>
    <style:style style:name="MINI_5f_IO.A1" style:display-name="MINI_IO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INI_5f_IO.F1" style:display-name="MINI_IO.F1" style:family="table-cell">
      <style:table-cell-properties fo:padding="0.0382in" fo:border="0.0007in solid #000000"/>
    </style:style>
    <style:style style:name="MINI_5f_IO.A2" style:display-name="MINI_IO.A2" style:family="table-cell">
      <style:table-cell-properties fo:padding="0.0382in" fo:border-left="0.0007in solid #000000" fo:border-right="none" fo:border-top="none" fo:border-bottom="0.0007in solid #000000"/>
    </style:style>
    <style:style style:name="MINI_5f_IO.B2" style:display-name="MINI_IO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MINI_5f_IO.F2" style:display-name="MINI_IO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0" text:name="Drawing"/>
      </text:sequence-decls>
      <text:list xml:id="list28206740" text:style-name="Lettered_20_1">
        <text:list-item>
          <text:p text:style-name="AppendexHeading"><text:s/>MINI Channels and Pins</text:p>
        </text:list-item>
      </text:list>
      <table:table table:name="MINI_IO" table:style-name="MINI_5f_IO">
        <table:table-column table:style-name="MINI_5f_IO.A"/>
        <table:table-column table:style-name="MINI_5f_IO.B"/>
        <table:table-column table:style-name="MINI_5f_IO.C"/>
        <table:table-column table:style-name="MINI_5f_IO.D"/>
        <table:table-column table:style-name="MINI_5f_IO.E"/>
        <table:table-column table:style-name="MINI_5f_IO.F"/>
        <table:table-row>
          <table:table-cell table:style-name="MINI_5f_IO.A1" office:value-type="string">
            <text:p text:style-name="P3">MINI PIN</text:p>
          </table:table-cell>
          <table:table-cell table:style-name="MINI_5f_IO.A1" office:value-type="string">
            <text:p text:style-name="P4">DIGITAL PIN </text:p>
          </table:table-cell>
          <table:table-cell table:style-name="MINI_5f_IO.A1" office:value-type="string">
            <text:p text:style-name="P4">ANALOG CHANNEL</text:p>
          </table:table-cell>
          <table:table-cell table:style-name="MINI_5f_IO.A1" office:value-type="string">
            <text:p text:style-name="P4">INTERRUPT</text:p>
          </table:table-cell>
          <table:table-cell table:style-name="MINI_5f_IO.A1" office:value-type="string">
            <text:p text:style-name="P3">FUNCTION</text:p>
          </table:table-cell>
          <table:table-cell table:style-name="MINI_5f_IO.F1" office:value-type="string">
            <text:p text:style-name="P3"/>
          </table:table-cell>
        </table:table-row>
        <table:table-row>
          <table:table-cell table:style-name="MINI_5f_IO.A2" office:value-type="string">
            <text:p text:style-name="Table_20_Contents">1 TX1</text:p>
          </table:table-cell>
          <table:table-cell table:style-name="MINI_5f_IO.B2" office:value-type="float" office:value="0">
            <text:p text:style-name="P2">0</text:p>
          </table:table-cell>
          <table:table-cell table:style-name="MINI_5f_IO.A2" office:value-type="string">
            <text:p text:style-name="P2">X</text:p>
          </table:table-cell>
          <table:table-cell table:style-name="MINI_5f_IO.B2">
            <text:p text:style-name="P2"/>
          </table:table-cell>
          <table:table-cell table:style-name="MINI_5f_IO.A2" office:value-type="string">
            <text:p text:style-name="Table_20_Contents">PTE0 TXD1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2 RX1</text:p>
          </table:table-cell>
          <table:table-cell table:style-name="MINI_5f_IO.B2" office:value-type="float" office:value="1">
            <text:p text:style-name="P2">1</text:p>
          </table:table-cell>
          <table:table-cell table:style-name="MINI_5f_IO.A2" office:value-type="string">
            <text:p text:style-name="P2">X</text:p>
          </table:table-cell>
          <table:table-cell table:style-name="MINI_5f_IO.B2">
            <text:p text:style-name="P2"/>
          </table:table-cell>
          <table:table-cell table:style-name="MINI_5f_IO.A2" office:value-type="string">
            <text:p text:style-name="Table_20_Contents">PTE1 RXD1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3 A4</text:p>
          </table:table-cell>
          <table:table-cell table:style-name="MINI_5f_IO.A2" office:value-type="string">
            <text:p text:style-name="P2">22/24</text:p>
          </table:table-cell>
          <table:table-cell table:style-name="MINI_5f_IO.B2" office:value-type="float" office:value="4">
            <text:p text:style-name="P2">4</text:p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>PTB1 or PTF7 (J3)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4 A5</text:p>
          </table:table-cell>
          <table:table-cell table:style-name="MINI_5f_IO.A2" office:value-type="string">
            <text:p text:style-name="P2">23/25</text:p>
          </table:table-cell>
          <table:table-cell table:style-name="MINI_5f_IO.B2" office:value-type="float" office:value="5">
            <text:p text:style-name="P2">5</text:p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>PTB0 or PTC6 (J4)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5 D2</text:p>
          </table:table-cell>
          <table:table-cell table:style-name="MINI_5f_IO.B2" office:value-type="float" office:value="2">
            <text:p text:style-name="P2">2</text:p>
          </table:table-cell>
          <table:table-cell table:style-name="MINI_5f_IO.A2" office:value-type="string">
            <text:p text:style-name="P2">X</text:p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>PTG3 KBIP7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6 D3</text:p>
          </table:table-cell>
          <table:table-cell table:style-name="MINI_5f_IO.B2" office:value-type="float" office:value="3">
            <text:p text:style-name="P2">3</text:p>
          </table:table-cell>
          <table:table-cell table:style-name="MINI_5f_IO.A2" office:value-type="string">
            <text:p text:style-name="P2">X</text:p>
          </table:table-cell>
          <table:table-cell table:style-name="MINI_5f_IO.B2" office:value-type="float" office:value="0">
            <text:p text:style-name="P2">0</text:p>
          </table:table-cell>
          <table:table-cell table:style-name="MINI_5f_IO.A2" office:value-type="string">
            <text:p text:style-name="Table_20_Contents">PTE2 PWM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7 D4</text:p>
          </table:table-cell>
          <table:table-cell table:style-name="MINI_5f_IO.B2" office:value-type="float" office:value="4">
            <text:p text:style-name="P2">4</text:p>
          </table:table-cell>
          <table:table-cell table:style-name="MINI_5f_IO.A2" office:value-type="string">
            <text:p text:style-name="P2">X</text:p>
          </table:table-cell>
          <table:table-cell table:style-name="MINI_5f_IO.B2" office:value-type="float" office:value="12">
            <text:p text:style-name="P2">12</text:p>
          </table:table-cell>
          <table:table-cell table:style-name="MINI_5f_IO.A2" office:value-type="string">
            <text:p text:style-name="Table_20_Contents">PTD2 <text:s/>KBIP2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8 D5</text:p>
          </table:table-cell>
          <table:table-cell table:style-name="MINI_5f_IO.B2" office:value-type="float" office:value="5">
            <text:p text:style-name="P2">5</text:p>
          </table:table-cell>
          <table:table-cell table:style-name="MINI_5f_IO.A2" office:value-type="string">
            <text:p text:style-name="P2">X</text:p>
          </table:table-cell>
          <table:table-cell table:style-name="MINI_5f_IO.B2" office:value-type="float" office:value="1">
            <text:p text:style-name="P2">1</text:p>
          </table:table-cell>
          <table:table-cell table:style-name="MINI_5f_IO.A2" office:value-type="string">
            <text:p text:style-name="Table_20_Contents">PTE3 PWM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9 D6</text:p>
          </table:table-cell>
          <table:table-cell table:style-name="MINI_5f_IO.B2" office:value-type="float" office:value="6">
            <text:p text:style-name="P2">6</text:p>
          </table:table-cell>
          <table:table-cell table:style-name="MINI_5f_IO.A2" office:value-type="string">
            <text:p text:style-name="P2">X</text:p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>PTD0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10 D7</text:p>
          </table:table-cell>
          <table:table-cell table:style-name="MINI_5f_IO.B2" office:value-type="float" office:value="7">
            <text:p text:style-name="P2">7</text:p>
          </table:table-cell>
          <table:table-cell table:style-name="MINI_5f_IO.A2" office:value-type="string">
            <text:p text:style-name="P2">X</text:p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>PTD1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11 D8</text:p>
          </table:table-cell>
          <table:table-cell table:style-name="MINI_5f_IO.B2" office:value-type="float" office:value="8">
            <text:p text:style-name="P2">8</text:p>
          </table:table-cell>
          <table:table-cell table:style-name="MINI_5f_IO.A2" office:value-type="string">
            <text:p text:style-name="P2">X</text:p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>PTF4 FREQ/PWM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12 D9</text:p>
          </table:table-cell>
          <table:table-cell table:style-name="MINI_5f_IO.B2" office:value-type="float" office:value="9">
            <text:p text:style-name="P2">9</text:p>
          </table:table-cell>
          <table:table-cell table:style-name="MINI_5f_IO.A2" office:value-type="string">
            <text:p text:style-name="P2">X</text:p>
          </table:table-cell>
          <table:table-cell table:style-name="MINI_5f_IO.B2" office:value-type="float" office:value="3">
            <text:p text:style-name="P2">3</text:p>
          </table:table-cell>
          <table:table-cell table:style-name="MINI_5f_IO.A2" office:value-type="string">
            <text:p text:style-name="Table_20_Contents">PTF1 PWM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13 SCL</text:p>
          </table:table-cell>
          <table:table-cell table:style-name="MINI_5f_IO.B2" office:value-type="float" office:value="11">
            <text:p text:style-name="P2">11</text:p>
          </table:table-cell>
          <table:table-cell table:style-name="MINI_5f_IO.A2" office:value-type="string">
            <text:p text:style-name="P2">X</text:p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>PTC0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14 SDA</text:p>
          </table:table-cell>
          <table:table-cell table:style-name="MINI_5f_IO.B2" office:value-type="float" office:value="12">
            <text:p text:style-name="P2">12</text:p>
          </table:table-cell>
          <table:table-cell table:style-name="MINI_5f_IO.A2" office:value-type="string">
            <text:p text:style-name="P2">X</text:p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>PTC1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15 RX2</text:p>
          </table:table-cell>
          <table:table-cell table:style-name="MINI_5f_IO.B2" office:value-type="float" office:value="17">
            <text:p text:style-name="P2">17</text:p>
          </table:table-cell>
          <table:table-cell table:style-name="MINI_5f_IO.A2" office:value-type="string">
            <text:p text:style-name="P2">X</text:p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>PTC5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16 TX2</text:p>
          </table:table-cell>
          <table:table-cell table:style-name="MINI_5f_IO.B2" office:value-type="float" office:value="14">
            <text:p text:style-name="P2">14</text:p>
          </table:table-cell>
          <table:table-cell table:style-name="MINI_5f_IO.A2" office:value-type="string">
            <text:p text:style-name="P2">X</text:p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>PTC3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17 D10</text:p>
          </table:table-cell>
          <table:table-cell table:style-name="MINI_5f_IO.B2" office:value-type="float" office:value="10">
            <text:p text:style-name="P2">10</text:p>
          </table:table-cell>
          <table:table-cell table:style-name="MINI_5f_IO.A2" office:value-type="string">
            <text:p text:style-name="P2">X</text:p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>PTE7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18 MO</text:p>
          </table:table-cell>
          <table:table-cell table:style-name="MINI_5f_IO.B2" office:value-type="float" office:value="15">
            <text:p text:style-name="P2">15</text:p>
          </table:table-cell>
          <table:table-cell table:style-name="MINI_5f_IO.A2" office:value-type="string">
            <text:p text:style-name="P2">X</text:p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>PTE5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19 MI</text:p>
          </table:table-cell>
          <table:table-cell table:style-name="MINI_5f_IO.B2" office:value-type="float" office:value="16">
            <text:p text:style-name="P2">16</text:p>
          </table:table-cell>
          <table:table-cell table:style-name="MINI_5f_IO.A2" office:value-type="string">
            <text:p text:style-name="P2">X</text:p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>PTE4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20 SCK (LED)</text:p>
          </table:table-cell>
          <table:table-cell table:style-name="MINI_5f_IO.B2" office:value-type="float" office:value="13">
            <text:p text:style-name="P2">13</text:p>
          </table:table-cell>
          <table:table-cell table:style-name="MINI_5f_IO.A2" office:value-type="string">
            <text:p text:style-name="P2">X</text:p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>PTE6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21 A0</text:p>
          </table:table-cell>
          <table:table-cell table:style-name="MINI_5f_IO.B2" office:value-type="float" office:value="18">
            <text:p text:style-name="P2">18</text:p>
          </table:table-cell>
          <table:table-cell table:style-name="MINI_5f_IO.B2" office:value-type="float" office:value="0">
            <text:p text:style-name="P2">0</text:p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>PTB5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22 A1</text:p>
          </table:table-cell>
          <table:table-cell table:style-name="MINI_5f_IO.B2" office:value-type="float" office:value="19">
            <text:p text:style-name="P2">19</text:p>
          </table:table-cell>
          <table:table-cell table:style-name="MINI_5f_IO.B2" office:value-type="float" office:value="1">
            <text:p text:style-name="P2">1</text:p>
          </table:table-cell>
          <table:table-cell table:style-name="MINI_5f_IO.B2" office:value-type="float" office:value="15">
            <text:p text:style-name="P2">15</text:p>
          </table:table-cell>
          <table:table-cell table:style-name="MINI_5f_IO.A2" office:value-type="string">
            <text:p text:style-name="Table_20_Contents">PTB4 KBIP4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23 A2</text:p>
          </table:table-cell>
          <table:table-cell table:style-name="MINI_5f_IO.B2" office:value-type="float" office:value="20">
            <text:p text:style-name="P2">20</text:p>
          </table:table-cell>
          <table:table-cell table:style-name="MINI_5f_IO.B2" office:value-type="float" office:value="2">
            <text:p text:style-name="P2">2</text:p>
          </table:table-cell>
          <table:table-cell table:style-name="MINI_5f_IO.B2" office:value-type="float" office:value="13">
            <text:p text:style-name="P2">13</text:p>
          </table:table-cell>
          <table:table-cell table:style-name="MINI_5f_IO.A2" office:value-type="string">
            <text:p text:style-name="Table_20_Contents">PTB3 KBIP5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24 A3</text:p>
          </table:table-cell>
          <table:table-cell table:style-name="MINI_5f_IO.B2" office:value-type="float" office:value="21">
            <text:p text:style-name="P2">21</text:p>
          </table:table-cell>
          <table:table-cell table:style-name="MINI_5f_IO.B2" office:value-type="float" office:value="3">
            <text:p text:style-name="P2">3</text:p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>PTB2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Internal I/O</text:p>
          </table:table-cell>
          <table:table-cell table:style-name="MINI_5f_IO.B2" office:value-type="float" office:value="25">
            <text:p text:style-name="P2">25</text:p>
          </table:table-cell>
          <table:table-cell table:style-name="MINI_5f_IO.A2" office:value-type="string">
            <text:p text:style-name="P2">X</text:p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>PTG2 EEPROM WP</text:p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25 +5V</text:p>
          </table:table-cell>
          <table:table-cell table:style-name="MINI_5f_IO.B2">
            <text:p text:style-name="P2"/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/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26 RESET</text:p>
          </table:table-cell>
          <table:table-cell table:style-name="MINI_5f_IO.B2">
            <text:p text:style-name="P2"/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/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27 GND</text:p>
          </table:table-cell>
          <table:table-cell table:style-name="MINI_5f_IO.B2">
            <text:p text:style-name="P2"/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/>
          </table:table-cell>
          <table:table-cell table:style-name="MINI_5f_IO.F2" office:value-type="string">
            <text:p text:style-name="Table_20_Contents"/>
          </table:table-cell>
        </table:table-row>
        <table:table-row>
          <table:table-cell table:style-name="MINI_5f_IO.A2" office:value-type="string">
            <text:p text:style-name="Table_20_Contents">28 VIN</text:p>
          </table:table-cell>
          <table:table-cell table:style-name="MINI_5f_IO.B2">
            <text:p text:style-name="P2"/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P2"/>
          </table:table-cell>
          <table:table-cell table:style-name="MINI_5f_IO.A2" office:value-type="string">
            <text:p text:style-name="Table_20_Contents"/>
          </table:table-cell>
          <table:table-cell table:style-name="MINI_5f_IO.F2" office:value-type="string">
            <text:p text:style-name="Table_20_Contents"/>
          </table:table-cell>
        </table:table-row>
      </table:table>
      <text:p text:style-name="Table">Table <text:sequence text:ref-name="refTable0" text:name="Table" text:formula="ooow:Table+1" style:num-format="1">1</text:sequence>: Mini I/O Channel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1" svg:font-family="'Courier New'" style:font-adornments="Bold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reak-before="page"/>
      <style:text-properties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701in" fo:margin-bottom="0.2in" fo:keep-together="always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DE_20_LISTING" style:display-name="CODE LISTING" style:family="paragraph" style:parent-style-name="Standard" style:class="text">
      <style:paragraph-properties fo:text-align="start" style:justify-single-word="false"/>
      <style:text-properties style:font-name="Courier New" fo:font-size="9pt" fo:font-weight="normal"/>
    </style:style>
    <style:style style:name="CODE_20_LISTING_20_LARGE" style:display-name="CODE LISTING LARGE" style:family="paragraph" style:parent-style-name="CODE_20_LISTING" style:class="text">
      <style:text-properties fo:font-size="12pt"/>
    </style:style>
    <style:style style:name="Example" style:family="paragraph" style:parent-style-name="CODE_20_LISTING" style:list-style-name="" style:class="text" style:master-page-name="">
      <style:paragraph-properties fo:keep-together="always" style:page-number="auto" fo:padding="0.0201in" fo:border="0.0138in solid #000000" style:shadow="none" fo:keep-with-next="always"/>
    </style:style>
    <style:style style:name="Example_20_Numbered" style:display-name="Example Numbered" style:family="paragraph" style:parent-style-name="Example" style:list-style-name="Numbering_20_1">
      <style:paragraph-properties text:number-lines="false" text:line-number="1"/>
    </style:style>
    <style:style style:name="Caption_20_in_20_TOC" style:display-name="Caption in TOC" style:family="paragraph" style:parent-style-name="Caption" style:next-style-name="Standard" style:list-style-name="Numbering_20_1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Example_20_Frame_20_Contents" style:display-name="Example Frame Contents" style:family="paragraph" style:parent-style-name="CODE_20_LISTING"/>
    <style:style style:name="CODE_20_LISTING_20_LARGE_20_BOLD" style:display-name="CODE LISTING LARGE BOLD" style:family="paragraph" style:parent-style-name="CODE_20_LISTING_20_LARGE" style:default-outline-level="" style:list-style-name="" style:class="text">
      <style:paragraph-properties fo:text-align="start" style:justify-single-word="false"/>
      <style:text-properties style:font-name="Courier New1" fo:font-size="12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etterd" style:family="paragraph" style:parent-style-name="List" style:class="list" style:master-page-name="">
      <style:paragraph-properties style:page-number="auto"/>
    </style:style>
    <style:style style:name="AppendexHeading" style:family="paragraph" style:parent-style-name="Heading" style:list-style-name="Lettered_20_1" style:class="text" style:master-page-name="">
      <style:paragraph-properties fo:text-align="center" style:justify-single-word="false" style:page-number="auto">
        <style:tab-stops/>
      </style:paragraph-properties>
    </style:style>
    <style:style style:name="filename" style:family="text">
      <style:text-properties style:font-name="Courier New" fo:font-size="12pt" fo:font-weight="normal" style:font-name-asian="Microsoft YaHei" style:font-size-asian="115%" style:font-weight-asian="bold" style:font-name-complex="Mangal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0591in" fo:border="0.0008in solid #000000" style:shadow="none">
        <style:background-image/>
        <style:columns fo:column-count="1" fo:column-gap="0in"/>
      </style:graphic-properties>
    </style:style>
    <style:style style:name="ExampleFrame" style:family="graphic" style:parent-style-name="Frame">
      <style:graphic-properties svg:width="6.2327in" style:rel-width="90%" fo:min-height="0.1402in" text:anchor-type="paragraph" fo:background-color="transparent" style:background-transparency="100%">
        <style:background-image/>
      </style:graphic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ettered_20_1" style:display-name="Lettered 1">
      <text:list-level-style-number text:level="1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3T07:06:16.65</meta:creation-date>
    <dc:title>Techref</dc:title>
    <meta:editing-duration>P3DT6H9M53S</meta:editing-duration>
    <meta:editing-cycles>10</meta:editing-cycles>
    <meta:generator>OpenOffice.org/3.3$Win32 OpenOffice.org_project/330m20$Build-9567</meta:generator>
    <meta:print-date>2011-04-03T13:18:01.13</meta:print-date>
    <dc:date>2011-04-12T08:07:50.81</dc:date>
    <meta:document-statistic meta:table-count="1" meta:image-count="0" meta:object-count="0" meta:page-count="1" meta:paragraph-count="117" meta:word-count="177" meta:character-count="548"/>
    <meta:template xlink:type="simple" xlink:actuate="onRequest" xlink:title="Techref" xlink:href="file:///C:/Users/jdonelson/AppData/Roaming/OpenOffice.org/3/user/template/Techref.ott" meta:date="2011-04-07T18:11:24.71"/>
  </office:meta>
</office:document-meta>
</file>